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el" svg:font-family="Abel" style:font-pitch="variable"/>
    <style:font-face style:name="Abel Pro" svg:font-family="'Abel Pro'" style:font-family-generic="modern" style:font-pitch="variable"/>
    <style:font-face style:name="Agency FB" svg:font-family="'Agency FB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c1c1c" loext:opacity="100%" style:font-name="Agency FB" fo:font-size="14pt" style:text-underline-style="none" fo:font-weight="normal" officeooo:rsid="004c7d39" officeooo:paragraph-rsid="004c7d39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officeooo:paragraph-rsid="001ee5cb"/>
    </style:style>
    <style:style style:name="P3" style:family="paragraph" style:parent-style-name="Standard">
      <style:paragraph-properties fo:text-align="center" style:justify-single-word="false"/>
      <style:text-properties officeooo:paragraph-rsid="00c47023"/>
    </style:style>
    <style:style style:name="P4" style:family="paragraph" style:parent-style-name="Standard">
      <style:paragraph-properties fo:text-align="center" style:justify-single-word="false"/>
      <style:text-properties officeooo:paragraph-rsid="00d21779"/>
    </style:style>
    <style:style style:name="P5" style:family="paragraph" style:parent-style-name="Standard">
      <style:paragraph-properties fo:text-align="center" style:justify-single-word="false"/>
      <style:text-properties officeooo:paragraph-rsid="00daac05"/>
    </style:style>
    <style:style style:name="P6" style:family="paragraph" style:parent-style-name="Standard">
      <style:paragraph-properties fo:text-align="center" style:justify-single-word="false"/>
      <style:text-properties style:font-name="Abel" fo:font-size="13pt" officeooo:rsid="00d2b2ab" officeooo:paragraph-rsid="00daac05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color="#1c1c1c" loext:opacity="100%" style:font-name="Abel" fo:font-size="13pt" style:text-underline-style="none" fo:font-weight="normal" officeooo:rsid="00c47023" officeooo:paragraph-rsid="00de85c7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1c1c1c" loext:opacity="100%" style:font-name="Abel" fo:font-size="13pt" style:text-underline-style="none" fo:font-weight="normal" officeooo:rsid="00c47023" officeooo:paragraph-rsid="00de85c7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1c1c1c" loext:opacity="100%" style:font-name="Abel" fo:font-size="13pt" style:text-underline-style="none" fo:font-weight="bold" officeooo:rsid="00d2b2ab" officeooo:paragraph-rsid="00de85c7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1c1c1c" loext:opacity="100%" style:font-name="Abel" fo:font-size="13pt" style:text-underline-style="none" fo:font-weight="bold" officeooo:rsid="00c47023" officeooo:paragraph-rsid="00de85c7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1c1c1c" loext:opacity="100%" style:font-name="Abel" fo:font-size="13pt" style:text-underline-style="none" fo:font-weight="bold" officeooo:rsid="00de85c7" officeooo:paragraph-rsid="00de85c7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1c1c1c" loext:opacity="100%" style:font-name="Abel" fo:font-size="18pt" style:text-underline-style="none" fo:font-weight="bold" officeooo:rsid="001ee5cb" officeooo:paragraph-rsid="00daac05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1c1c1c" loext:opacity="100%" style:font-name="Abel" fo:font-size="14pt" style:text-underline-style="none" fo:font-weight="normal" officeooo:rsid="001ee5cb" officeooo:paragraph-rsid="001ee5cb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1c1c1c" loext:opacity="100%" style:font-name="Abel" fo:font-size="14pt" officeooo:rsid="001ee5cb" officeooo:paragraph-rsid="001ee5cb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color="#1c1c1c" loext:opacity="100%" style:font-name="Abel" fo:font-size="14pt" style:text-underline-style="none" fo:font-weight="normal" officeooo:rsid="001ee5cb" officeooo:paragraph-rsid="001ee5cb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1c1c1c" loext:opacity="100%" style:font-name="Abel" fo:font-size="14pt" style:text-underline-style="none" fo:font-weight="normal" officeooo:rsid="001ee5cb" officeooo:paragraph-rsid="00dfb8db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1c1c1c" loext:opacity="100%" style:font-name="Abel" fo:font-size="14pt" style:text-underline-style="none" fo:font-weight="normal" officeooo:rsid="001ee5cb" officeooo:paragraph-rsid="00297404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1c1c1c" loext:opacity="100%" style:font-name="Abel" fo:font-weight="bold" officeooo:rsid="001ee5cb" officeooo:paragraph-rsid="001ee5cb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1c1c1c" loext:opacity="100%" style:font-name="Abel" fo:font-size="18pt" style:text-underline-style="none" fo:font-weight="bold" officeooo:rsid="001ee5cb" officeooo:paragraph-rsid="001ee5cb" style:font-size-asian="15.75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1c1c1c" loext:opacity="100%" style:font-name="Abel" fo:font-size="18pt" style:text-underline-style="none" fo:font-weight="bold" officeooo:rsid="00297404" officeooo:paragraph-rsid="00297404" style:font-size-asian="15.75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1c1c1c" loext:opacity="100%" style:font-name="Abel" fo:font-size="18pt" style:text-underline-style="none" fo:font-weight="bold" officeooo:rsid="001fbe2d" officeooo:paragraph-rsid="00297404" style:font-size-asian="15.75pt" style:font-weight-asian="bold" style:font-size-complex="18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1c1c1c" loext:opacity="100%" style:font-name="Abel" fo:font-size="18pt" style:text-underline-style="none" fo:font-weight="bold" officeooo:rsid="001ee5cb" officeooo:paragraph-rsid="001ee5cb" fo:background-color="transparent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1c1c1c" loext:opacity="100%" style:font-name="Abel" fo:font-size="13pt" style:text-underline-style="none" fo:font-weight="bold" officeooo:rsid="00d2b2ab" officeooo:paragraph-rsid="00d2b2ab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1c1c1c" loext:opacity="100%" style:font-name="Abel" fo:font-size="13pt" style:text-underline-style="none" fo:font-weight="bold" officeooo:rsid="00d2b2ab" officeooo:paragraph-rsid="00dfb8db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1c1c1c" loext:opacity="100%" style:font-name="Abel" fo:font-size="13pt" style:text-underline-style="none" fo:font-weight="bold" officeooo:rsid="00c47023" officeooo:paragraph-rsid="001ee5cb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1c1c1c" loext:opacity="100%" style:font-name="Abel" fo:font-size="13pt" style:text-underline-style="none" fo:font-weight="bold" officeooo:rsid="00c47023" officeooo:paragraph-rsid="00dfb8db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1c1c1c" loext:opacity="100%" style:font-name="Abel" fo:font-size="13pt" style:text-underline-style="none" fo:font-weight="bold" officeooo:rsid="00de85c7" officeooo:paragraph-rsid="00dfb8db" style:font-size-asian="13pt" style:font-weight-asian="bold" style:font-size-complex="13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1c1c1c" loext:opacity="100%" style:font-name="Abel" fo:font-size="13pt" style:text-underline-style="none" fo:font-weight="normal" officeooo:rsid="00c47023" officeooo:paragraph-rsid="001ee5cb" style:font-size-asian="13pt" style:font-weight-asian="normal" style:font-size-complex="13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color="#1c1c1c" loext:opacity="100%" style:font-name="Abel" fo:font-size="13pt" style:text-underline-style="none" fo:font-weight="normal" officeooo:rsid="00c47023" officeooo:paragraph-rsid="00d0028d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1c1c1c" loext:opacity="100%" style:font-name="Abel" fo:font-size="13pt" style:text-underline-style="none" fo:font-weight="normal" officeooo:rsid="00c47023" officeooo:paragraph-rsid="00d0028d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1c1c1c" loext:opacity="100%" style:font-name="Abel" fo:font-size="13pt" style:text-underline-style="none" fo:font-weight="normal" officeooo:rsid="00c47023" officeooo:paragraph-rsid="00dfb8db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1c1c1c" loext:opacity="100%" style:font-name="Abel" fo:font-size="13pt" style:text-underline-style="none" fo:font-weight="normal" officeooo:rsid="00c47023" officeooo:paragraph-rsid="001ee5cb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1c1c1c" loext:opacity="100%" style:font-name="Abel" fo:font-size="13pt" style:text-underline-style="none" fo:font-weight="normal" officeooo:rsid="00c47023" officeooo:paragraph-rsid="00dfb8db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1c1c1c" loext:opacity="100%" style:font-name="Abel" fo:font-size="13pt" style:text-underline-style="none" fo:font-weight="normal" officeooo:rsid="00297404" officeooo:paragraph-rsid="00297404" style:font-size-asian="13pt" style:font-weight-asian="normal" style:font-size-complex="13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color="#1c1c1c" loext:opacity="100%" style:font-name="Abel" fo:font-size="13pt" style:text-underline-style="none" fo:font-weight="normal" officeooo:rsid="00e32d0b" officeooo:paragraph-rsid="00e32d0b" style:font-size-asian="13pt" style:font-weight-asian="normal" style:font-size-complex="13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color="#1c1c1c" loext:opacity="100%" style:font-name="Abel" fo:font-size="13pt" officeooo:paragraph-rsid="001ee5cb" style:font-size-asian="13pt" style:font-size-complex="13pt"/>
    </style:style>
    <style:style style:name="P37" style:family="paragraph" style:parent-style-name="Standard" style:list-style-name="L2">
      <style:paragraph-properties fo:text-align="start" style:justify-single-word="false"/>
      <style:text-properties fo:color="#1c1c1c" loext:opacity="100%" style:font-name="Abel" fo:font-size="13pt" fo:font-weight="bold" officeooo:rsid="001ee5cb" officeooo:paragraph-rsid="005c4ad8" style:font-size-asian="13pt" style:font-weight-asian="bold" style:font-size-complex="13pt" style:font-weight-complex="bold"/>
    </style:style>
    <style:style style:name="P38" style:family="paragraph" style:parent-style-name="Standard" style:list-style-name="L2">
      <style:paragraph-properties fo:text-align="start" style:justify-single-word="false"/>
      <style:text-properties fo:color="#1c1c1c" loext:opacity="100%" style:font-name="Abel" fo:font-size="13pt" fo:font-weight="bold" officeooo:rsid="001ee5cb" officeooo:paragraph-rsid="001ee5cb" style:font-size-asian="13pt" style:font-weight-asian="bold" style:font-size-complex="13pt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1c1c1c" loext:opacity="100%" style:font-name="Abel" fo:font-size="16pt" style:text-underline-style="none" fo:font-weight="bold" officeooo:rsid="001fbe2d" officeooo:paragraph-rsid="001fbe2d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center" style:justify-single-word="false"/>
      <style:text-properties officeooo:paragraph-rsid="00de85c7"/>
    </style:style>
    <style:style style:name="P41" style:family="paragraph" style:parent-style-name="Standard">
      <style:paragraph-properties fo:text-align="center" style:justify-single-word="false"/>
      <style:text-properties officeooo:paragraph-rsid="00dfb8db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ffff" loext:opacity="100%" style:font-name="Abel" fo:font-size="22pt" officeooo:rsid="001ee5cb" officeooo:paragraph-rsid="001ee5cb" style:font-size-asian="19.25pt" style:font-size-complex="22pt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ffff" loext:opacity="100%" style:font-name="Abel" fo:font-size="18pt" officeooo:rsid="001ee5cb" officeooo:paragraph-rsid="001ee5cb" style:font-size-asian="18pt" style:font-size-complex="18pt"/>
    </style:style>
    <style:style style:name="P44" style:family="paragraph" style:parent-style-name="Standard">
      <style:paragraph-properties fo:text-align="center" style:justify-single-word="false"/>
      <style:text-properties fo:color="#ffffd7" loext:opacity="100%" style:font-name="Abel" fo:font-size="15pt" officeooo:rsid="00cdb330" officeooo:paragraph-rsid="00cdb330" style:font-size-asian="15pt" style:font-size-complex="15pt"/>
    </style:style>
    <style:style style:name="P45" style:family="paragraph" style:parent-style-name="Standard">
      <style:paragraph-properties fo:text-align="center" style:justify-single-word="false"/>
      <style:text-properties style:font-name="Abel" officeooo:paragraph-rsid="001ee5cb"/>
    </style:style>
    <style:style style:name="P46" style:family="paragraph" style:parent-style-name="Standard">
      <style:paragraph-properties fo:text-align="center" style:justify-single-word="false"/>
      <style:text-properties style:font-name="Abel" fo:font-size="14pt" officeooo:paragraph-rsid="001ee5cb" style:font-size-asian="14pt" style:font-size-complex="14pt"/>
    </style:style>
    <style:style style:name="P47" style:family="paragraph" style:parent-style-name="Standard">
      <style:paragraph-properties fo:text-align="center" style:justify-single-word="false"/>
      <style:text-properties style:font-name="Abel" fo:font-size="18pt" fo:font-weight="bold" officeooo:rsid="00dfb8db" officeooo:paragraph-rsid="00dfb8db" style:font-size-asian="15.75pt" style:font-weight-asian="bold" style:font-size-complex="18pt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Abel" fo:font-size="18pt" fo:font-weight="bold" officeooo:rsid="00daac05" officeooo:paragraph-rsid="00dfb8db" style:font-size-asian="15.75pt" style:font-weight-asian="bold" style:font-size-complex="18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Abel" fo:font-size="13pt" officeooo:rsid="00d2b2ab" officeooo:paragraph-rsid="00dfb8db" style:font-size-asian="11.3500003814697pt" style:font-size-complex="13pt"/>
    </style:style>
    <style:style style:name="P50" style:family="paragraph" style:parent-style-name="Standard">
      <style:paragraph-properties fo:text-align="start" style:justify-single-word="false"/>
      <style:text-properties style:font-name="Abel" fo:font-weight="normal" officeooo:paragraph-rsid="00de85c7" style:font-weight-asian="normal" style:font-weight-complex="normal"/>
    </style:style>
    <style:style style:name="P51" style:family="paragraph">
      <loext:graphic-properties draw:fill="solid" draw:fill-color="#1a1c1f"/>
      <style:text-properties fo:font-size="12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officeooo:rsid="002cd42e"/>
    </style:style>
    <style:style style:name="T3" style:family="text">
      <style:text-properties officeooo:rsid="0048aa50"/>
    </style:style>
    <style:style style:name="T4" style:family="text">
      <style:text-properties officeooo:rsid="0050ce22"/>
    </style:style>
    <style:style style:name="T5" style:family="text">
      <style:text-properties fo:color="#666666" loext:opacity="100%" style:font-name="Abel" fo:font-size="13pt" style:font-size-asian="13pt" style:font-size-complex="13pt"/>
    </style:style>
    <style:style style:name="T6" style:family="text">
      <style:text-properties fo:color="#666666" loext:opacity="100%" style:font-name="Abel" fo:font-size="13pt" officeooo:rsid="00523366" style:font-size-asian="13pt" style:font-size-complex="13pt"/>
    </style:style>
    <style:style style:name="T7" style:family="text">
      <style:text-properties fo:color="#666666" loext:opacity="100%" fo:font-size="13pt" style:font-size-asian="13pt" style:font-size-complex="13pt"/>
    </style:style>
    <style:style style:name="T8" style:family="text">
      <style:text-properties fo:color="#666666" loext:opacity="100%" fo:font-size="13pt" officeooo:rsid="00523366" style:font-size-asian="13pt" style:font-size-complex="13pt"/>
    </style:style>
    <style:style style:name="T9" style:family="text">
      <style:text-properties fo:color="#666666" loext:opacity="100%" style:font-name="Abel" fo:font-size="13pt" style:font-size-asian="13pt" style:font-size-complex="13pt"/>
    </style:style>
    <style:style style:name="T10" style:family="text">
      <style:text-properties fo:color="#666666" loext:opacity="100%" style:font-name="Abel" fo:font-size="13pt" officeooo:rsid="00523366" style:font-size-asian="13pt" style:font-size-complex="13pt"/>
    </style:style>
    <style:style style:name="T11" style:family="text">
      <style:text-properties fo:color="#333333" loext:opacity="100%" style:font-name="Abel" fo:font-size="13pt" style:font-size-asian="13pt" style:font-size-complex="13pt"/>
    </style:style>
    <style:style style:name="T12" style:family="text">
      <style:text-properties fo:color="#333333" loext:opacity="100%" style:font-name="Abel" fo:font-size="13pt" officeooo:rsid="0092ef7c" style:font-size-asian="13pt" style:font-size-complex="13pt"/>
    </style:style>
    <style:style style:name="T13" style:family="text">
      <style:text-properties fo:color="#333333" loext:opacity="100%" fo:font-size="13pt" style:font-size-asian="13pt" style:font-size-complex="13pt"/>
    </style:style>
    <style:style style:name="T14" style:family="text">
      <style:text-properties fo:color="#333333" loext:opacity="100%" fo:font-size="13pt" officeooo:rsid="0092ef7c" style:font-size-asian="13pt" style:font-size-complex="13pt"/>
    </style:style>
    <style:style style:name="T15" style:family="text">
      <style:text-properties fo:color="#333333" loext:opacity="100%" style:font-name="Abel" fo:font-size="13pt" style:font-size-asian="13pt" style:font-size-complex="13pt"/>
    </style:style>
    <style:style style:name="T16" style:family="text">
      <style:text-properties fo:color="#333333" loext:opacity="100%" style:font-name="Abel" fo:font-size="13pt" officeooo:rsid="0092ef7c" style:font-size-asian="13pt" style:font-size-complex="13pt"/>
    </style:style>
    <style:style style:name="T17" style:family="text">
      <style:text-properties officeooo:rsid="005857d0"/>
    </style:style>
    <style:style style:name="T18" style:family="text">
      <style:text-properties style:font-name="Abel" fo:font-size="13pt" style:font-size-asian="13pt" style:font-size-complex="13pt"/>
    </style:style>
    <style:style style:name="T19" style:family="text">
      <style:text-properties fo:font-weight="bold" officeooo:rsid="001ee5cb" style:font-weight-asian="bold" style:font-weight-complex="bold"/>
    </style:style>
    <style:style style:name="T20" style:family="text">
      <style:text-properties officeooo:rsid="001ee5cb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57315f" style:font-weight-asian="normal" style:font-weight-complex="normal"/>
    </style:style>
    <style:style style:name="T23" style:family="text">
      <style:text-properties fo:font-weight="normal" officeooo:rsid="0083c588" style:font-weight-asian="normal" style:font-weight-complex="normal"/>
    </style:style>
    <style:style style:name="T24" style:family="text">
      <style:text-properties fo:font-weight="normal" officeooo:rsid="003376f6" style:font-weight-asian="normal" style:font-weight-complex="normal"/>
    </style:style>
    <style:style style:name="T25" style:family="text">
      <style:text-properties fo:font-weight="normal" officeooo:rsid="00562a14" style:font-weight-asian="normal" style:font-weight-complex="normal"/>
    </style:style>
    <style:style style:name="T26" style:family="text">
      <style:text-properties fo:font-weight="normal" officeooo:rsid="009ed40e" style:font-weight-asian="normal" style:font-weight-complex="normal"/>
    </style:style>
    <style:style style:name="T27" style:family="text">
      <style:text-properties fo:font-weight="normal" officeooo:rsid="00b04bdf" style:font-weight-asian="normal" style:font-weight-complex="normal"/>
    </style:style>
    <style:style style:name="T28" style:family="text">
      <style:text-properties fo:font-weight="normal" officeooo:rsid="00bb5975" style:font-weight-asian="normal" style:font-weight-complex="normal"/>
    </style:style>
    <style:style style:name="T29" style:family="text">
      <style:text-properties fo:font-weight="normal" officeooo:rsid="00c47023" style:font-weight-asian="normal" style:font-weight-complex="normal"/>
    </style:style>
    <style:style style:name="T30" style:family="text">
      <style:text-properties fo:font-weight="normal" officeooo:rsid="00cf1dac" style:font-weight-asian="normal" style:font-weight-complex="normal"/>
    </style:style>
    <style:style style:name="T31" style:family="text">
      <style:text-properties fo:font-weight="normal" officeooo:rsid="00daac05" style:font-weight-asian="normal" style:font-weight-complex="normal"/>
    </style:style>
    <style:style style:name="T32" style:family="text">
      <style:text-properties fo:font-weight="normal" officeooo:rsid="00dae164" style:font-weight-asian="normal" style:font-weight-complex="normal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none" fo:font-weight="normal" officeooo:rsid="00daac05" style:font-weight-asian="normal" style:font-weight-complex="normal"/>
    </style:style>
    <style:style style:name="T35" style:family="text">
      <style:text-properties style:text-underline-style="none" fo:font-weight="normal" officeooo:rsid="00de85c7" style:font-weight-asian="normal" style:font-weight-complex="normal"/>
    </style:style>
    <style:style style:name="T36" style:family="text">
      <style:text-properties officeooo:rsid="009ed40e"/>
    </style:style>
    <style:style style:name="T37" style:family="text">
      <style:text-properties fo:color="#111111" loext:opacity="100%" style:font-name="Abel" fo:font-size="16pt" style:text-underline-style="none" fo:font-weight="bold" officeooo:rsid="00915472" style:font-size-asian="16pt" style:font-weight-asian="bold" style:font-size-complex="16pt" style:font-weight-complex="bold"/>
    </style:style>
    <style:style style:name="T38" style:family="text">
      <style:text-properties fo:color="#111111" loext:opacity="100%" style:font-name="Abel" fo:font-size="16pt" style:text-underline-style="none" fo:font-weight="bold" officeooo:rsid="00d21779" style:font-size-asian="16pt" style:font-weight-asian="bold" style:font-size-complex="16pt" style:font-weight-complex="bold"/>
    </style:style>
    <style:style style:name="T39" style:family="text">
      <style:text-properties fo:color="#111111" loext:opacity="100%" style:font-name="Abel" fo:font-size="16pt" style:text-underline-style="none" fo:font-weight="bold" officeooo:rsid="00daac05" style:font-size-asian="16pt" style:font-weight-asian="bold" style:font-size-complex="16pt" style:font-weight-complex="bold"/>
    </style:style>
    <style:style style:name="T40" style:family="text">
      <style:text-properties fo:color="#111111" loext:opacity="100%" style:font-name="Abel" fo:font-size="16pt" style:text-underline-style="none" officeooo:rsid="00d21779" style:font-size-asian="16pt" style:font-size-complex="16pt"/>
    </style:style>
    <style:style style:name="T41" style:family="text">
      <style:text-properties fo:color="#111111" loext:opacity="100%" style:font-name="Abel" fo:font-size="16pt" style:text-underline-style="solid" style:text-underline-width="auto" style:text-underline-color="font-color" fo:font-weight="bold" officeooo:rsid="00c47023" style:font-size-asian="14pt" style:font-weight-asian="bold" style:font-size-complex="16pt" style:font-weight-complex="bold"/>
    </style:style>
    <style:style style:name="T42" style:family="text">
      <style:text-properties fo:color="#111111" loext:opacity="100%" style:font-name="Abel" fo:font-size="16pt" style:text-underline-style="solid" style:text-underline-width="auto" style:text-underline-color="font-color" fo:font-weight="bold" officeooo:rsid="00de85c7" style:font-size-asian="14pt" style:font-weight-asian="bold" style:font-size-complex="16pt" style:font-weight-complex="bold"/>
    </style:style>
    <style:style style:name="T43" style:family="text">
      <style:text-properties fo:color="#111111" loext:opacity="100%" style:font-name="Abel" style:text-underline-style="none" fo:font-weight="bold" style:font-weight-asian="bold" style:font-weight-complex="bold"/>
    </style:style>
    <style:style style:name="T44" style:family="text">
      <style:text-properties fo:color="#111111" loext:opacity="100%" style:font-name="Abel" style:text-underline-style="none" fo:font-weight="bold" officeooo:rsid="00d21779" style:font-weight-asian="bold" style:font-weight-complex="bold"/>
    </style:style>
    <style:style style:name="T45" style:family="text">
      <style:text-properties fo:color="#111111" loext:opacity="100%" style:font-name="Abel" style:text-underline-style="none" fo:font-weight="bold" officeooo:rsid="00da770f" style:font-weight-asian="bold" style:font-weight-complex="bold"/>
    </style:style>
    <style:style style:name="T46" style:family="text">
      <style:text-properties fo:color="#111111" loext:opacity="100%" fo:font-weight="bold" style:font-weight-asian="bold" style:font-weight-complex="bold"/>
    </style:style>
    <style:style style:name="T47" style:family="text">
      <style:text-properties fo:color="#111111" loext:opacity="100%" fo:font-weight="bold" officeooo:rsid="00d21779" style:font-weight-asian="bold" style:font-weight-complex="bold"/>
    </style:style>
    <style:style style:name="T48" style:family="text">
      <style:text-properties fo:color="#111111" loext:opacity="100%" fo:font-weight="bold" officeooo:rsid="00daac05" style:font-weight-asian="bold" style:font-weight-complex="bold"/>
    </style:style>
    <style:style style:name="T49" style:family="text">
      <style:text-properties fo:color="#111111" loext:opacity="100%" fo:font-weight="bold" officeooo:rsid="00da770f" style:font-weight-asian="bold" style:font-weight-complex="bold"/>
    </style:style>
    <style:style style:name="T50" style:family="text">
      <style:text-properties fo:color="#111111" loext:opacity="100%" style:text-underline-style="none"/>
    </style:style>
    <style:style style:name="T51" style:family="text">
      <style:text-properties fo:color="#111111" loext:opacity="100%" style:text-underline-style="none" officeooo:rsid="00da770f"/>
    </style:style>
    <style:style style:name="T52" style:family="text">
      <style:text-properties fo:color="#111111" loext:opacity="100%" fo:font-size="16pt" style:text-underline-style="solid" style:text-underline-width="auto" style:text-underline-color="font-color" fo:font-weight="bold" officeooo:rsid="00c47023" style:font-size-asian="14pt" style:font-weight-asian="bold" style:font-size-complex="16pt" style:font-weight-complex="bold"/>
    </style:style>
    <style:style style:name="T53" style:family="text">
      <style:text-properties fo:color="#111111" loext:opacity="100%" fo:font-size="16pt" style:text-underline-style="solid" style:text-underline-width="auto" style:text-underline-color="font-color" fo:font-weight="bold" officeooo:rsid="00de85c7" style:font-size-asian="14pt" style:font-weight-asian="bold" style:font-size-complex="16pt" style:font-weight-complex="bold"/>
    </style:style>
    <style:style style:name="T54" style:family="text">
      <style:text-properties fo:color="#111111" loext:opacity="100%" fo:font-size="16pt" style:text-underline-style="none" officeooo:rsid="00d21779" style:font-size-asian="16pt" style:font-size-complex="16pt"/>
    </style:style>
    <style:style style:name="T55" style:family="text">
      <style:text-properties fo:color="#111111" loext:opacity="100%" fo:font-size="16pt" style:text-underline-style="none" fo:font-weight="bold" officeooo:rsid="00915472" style:font-size-asian="16pt" style:font-weight-asian="bold" style:font-size-complex="16pt" style:font-weight-complex="bold"/>
    </style:style>
    <style:style style:name="T56" style:family="text">
      <style:text-properties fo:color="#111111" loext:opacity="100%" fo:font-size="16pt" style:text-underline-style="none" fo:font-weight="bold" officeooo:rsid="00daac05" style:font-size-asian="16pt" style:font-weight-asian="bold" style:font-size-complex="16pt" style:font-weight-complex="bold"/>
    </style:style>
    <style:style style:name="T57" style:family="text">
      <style:text-properties fo:color="#111111" loext:opacity="100%" fo:font-size="16pt" style:text-underline-style="none" fo:font-weight="bold" officeooo:rsid="00d21779" style:font-size-asian="16pt" style:font-weight-asian="bold" style:font-size-complex="16pt" style:font-weight-complex="bold"/>
    </style:style>
    <style:style style:name="T58" style:family="text">
      <style:text-properties fo:color="#111111" loext:opacity="100%" style:font-name="Abel" fo:font-size="16pt" style:text-underline-style="solid" style:text-underline-width="auto" style:text-underline-color="font-color" fo:font-weight="bold" officeooo:rsid="00c47023" style:font-size-asian="14pt" style:font-weight-asian="bold" style:font-size-complex="16pt" style:font-weight-complex="bold"/>
    </style:style>
    <style:style style:name="T59" style:family="text">
      <style:text-properties fo:color="#111111" loext:opacity="100%" style:font-name="Abel" fo:font-size="16pt" style:text-underline-style="solid" style:text-underline-width="auto" style:text-underline-color="font-color" fo:font-weight="bold" officeooo:rsid="00de85c7" style:font-size-asian="14pt" style:font-weight-asian="bold" style:font-size-complex="16pt" style:font-weight-complex="bold"/>
    </style:style>
    <style:style style:name="T60" style:family="text">
      <style:text-properties fo:color="#111111" loext:opacity="100%" style:font-name="Abel" fo:font-size="16pt" style:text-underline-style="none" fo:font-weight="bold" officeooo:rsid="00915472" style:font-size-asian="16pt" style:font-weight-asian="bold" style:font-size-complex="16pt" style:font-weight-complex="bold"/>
    </style:style>
    <style:style style:name="T61" style:family="text">
      <style:text-properties fo:color="#111111" loext:opacity="100%" style:font-name="Abel" fo:font-size="16pt" style:text-underline-style="none" fo:font-weight="bold" officeooo:rsid="00daac05" style:font-size-asian="16pt" style:font-weight-asian="bold" style:font-size-complex="16pt" style:font-weight-complex="bold"/>
    </style:style>
    <style:style style:name="T62" style:family="text">
      <style:text-properties fo:color="#111111" loext:opacity="100%" style:font-name="Abel" fo:font-size="16pt" style:text-underline-style="none" fo:font-weight="bold" officeooo:rsid="00d21779" style:font-size-asian="16pt" style:font-weight-asian="bold" style:font-size-complex="16pt" style:font-weight-complex="bold"/>
    </style:style>
    <style:style style:name="T63" style:family="text">
      <style:text-properties officeooo:rsid="00a0900f"/>
    </style:style>
    <style:style style:name="T64" style:family="text">
      <style:text-properties officeooo:rsid="00b04bdf"/>
    </style:style>
    <style:style style:name="T65" style:family="text">
      <style:text-properties fo:color="#1c1c1c" loext:opacity="100%" style:font-name="Abel" fo:font-size="16pt" style:text-underline-style="none" fo:font-weight="bold" officeooo:rsid="00c47023" style:font-size-asian="14pt" style:font-weight-asian="bold" style:font-size-complex="16pt" style:font-weight-complex="bold"/>
    </style:style>
    <style:style style:name="T66" style:family="text">
      <style:text-properties fo:color="#1c1c1c" loext:opacity="100%" style:font-name="Abel" fo:font-size="16pt" style:text-underline-style="none" fo:font-weight="bold" officeooo:rsid="00d21779" style:font-size-asian="14pt" style:font-weight-asian="bold" style:font-size-complex="16pt" style:font-weight-complex="bold"/>
    </style:style>
    <style:style style:name="T67" style:family="text">
      <style:text-properties fo:color="#1c1c1c" loext:opacity="100%" style:font-name="Abel" fo:font-size="16pt" style:text-underline-style="none" fo:font-weight="bold" officeooo:rsid="00de85c7" style:font-size-asian="14pt" style:font-weight-asian="bold" style:font-size-complex="16pt" style:font-weight-complex="bold"/>
    </style:style>
    <style:style style:name="T68" style:family="text">
      <style:text-properties fo:color="#1c1c1c" loext:opacity="100%" style:font-name="Abel" fo:font-size="16pt" style:text-underline-style="solid" style:text-underline-width="auto" style:text-underline-color="font-color" fo:font-weight="bold" officeooo:rsid="00d21779" style:font-size-asian="14pt" style:font-weight-asian="bold" style:font-size-complex="16pt" style:font-weight-complex="bold"/>
    </style:style>
    <style:style style:name="T69" style:family="text">
      <style:text-properties fo:color="#1c1c1c" loext:opacity="100%" style:font-name="Abel" fo:font-size="16pt" style:text-underline-style="solid" style:text-underline-width="auto" style:text-underline-color="font-color" fo:font-weight="bold" officeooo:rsid="00daac05" style:font-size-asian="14pt" style:font-weight-asian="bold" style:font-size-complex="16pt" style:font-weight-complex="bold"/>
    </style:style>
    <style:style style:name="T70" style:family="text">
      <style:text-properties fo:color="#1c1c1c" loext:opacity="100%" fo:font-size="16pt" style:text-underline-style="none" fo:font-weight="bold" officeooo:rsid="00c47023" style:font-size-asian="14pt" style:font-weight-asian="bold" style:font-size-complex="16pt" style:font-weight-complex="bold"/>
    </style:style>
    <style:style style:name="T71" style:family="text">
      <style:text-properties fo:color="#1c1c1c" loext:opacity="100%" fo:font-size="16pt" style:text-underline-style="none" fo:font-weight="bold" officeooo:rsid="00d21779" style:font-size-asian="14pt" style:font-weight-asian="bold" style:font-size-complex="16pt" style:font-weight-complex="bold"/>
    </style:style>
    <style:style style:name="T72" style:family="text">
      <style:text-properties fo:color="#1c1c1c" loext:opacity="100%" fo:font-size="16pt" style:text-underline-style="solid" style:text-underline-width="auto" style:text-underline-color="font-color" fo:font-weight="bold" officeooo:rsid="00daac05" style:font-size-asian="14pt" style:font-weight-asian="bold" style:font-size-complex="16pt" style:font-weight-complex="bold"/>
    </style:style>
    <style:style style:name="T73" style:family="text">
      <style:text-properties fo:color="#1c1c1c" loext:opacity="100%" fo:font-size="16pt" style:text-underline-style="solid" style:text-underline-width="auto" style:text-underline-color="font-color" fo:font-weight="bold" officeooo:rsid="00d21779" style:font-size-asian="14pt" style:font-weight-asian="bold" style:font-size-complex="16pt" style:font-weight-complex="bold"/>
    </style:style>
    <style:style style:name="T74" style:family="text">
      <style:text-properties fo:color="#1c1c1c" loext:opacity="100%" style:font-name="Abel" fo:font-size="16pt" style:text-underline-style="none" fo:font-weight="bold" officeooo:rsid="00c47023" style:font-size-asian="14pt" style:font-weight-asian="bold" style:font-size-complex="16pt" style:font-weight-complex="bold"/>
    </style:style>
    <style:style style:name="T75" style:family="text">
      <style:text-properties fo:color="#1c1c1c" loext:opacity="100%" style:font-name="Abel" fo:font-size="16pt" style:text-underline-style="none" fo:font-weight="bold" officeooo:rsid="00d21779" style:font-size-asian="14pt" style:font-weight-asian="bold" style:font-size-complex="16pt" style:font-weight-complex="bold"/>
    </style:style>
    <style:style style:name="T76" style:family="text">
      <style:text-properties fo:color="#1c1c1c" loext:opacity="100%" style:font-name="Abel" fo:font-size="16pt" style:text-underline-style="solid" style:text-underline-width="auto" style:text-underline-color="font-color" fo:font-weight="bold" officeooo:rsid="00daac05" style:font-size-asian="14pt" style:font-weight-asian="bold" style:font-size-complex="16pt" style:font-weight-complex="bold"/>
    </style:style>
    <style:style style:name="T77" style:family="text">
      <style:text-properties fo:color="#1c1c1c" loext:opacity="100%" style:font-name="Abel" fo:font-size="16pt" style:text-underline-style="solid" style:text-underline-width="auto" style:text-underline-color="font-color" fo:font-weight="bold" officeooo:rsid="00d21779" style:font-size-asian="14pt" style:font-weight-asian="bold" style:font-size-complex="16pt" style:font-weight-complex="bold"/>
    </style:style>
    <style:style style:name="T78" style:family="text">
      <style:text-properties officeooo:rsid="00bd0ae7"/>
    </style:style>
    <style:style style:name="T79" style:family="text">
      <style:text-properties officeooo:rsid="00bd3059"/>
    </style:style>
    <style:style style:name="T80" style:family="text">
      <style:text-properties officeooo:rsid="00daac05"/>
    </style:style>
    <style:style style:name="T81" style:family="text">
      <style:text-properties officeooo:rsid="00dae164"/>
    </style:style>
    <style:style style:name="T82" style:family="text">
      <style:text-properties fo:color="#ffffd7" loext:opacity="100%" style:font-name="Abel" fo:font-size="15pt" style:font-size-asian="15pt" style:font-size-complex="15pt"/>
    </style:style>
    <style:style style:name="T83" style:family="text">
      <style:text-properties fo:color="#ffffd7" loext:opacity="100%" style:font-name="Abel" fo:font-size="15pt" officeooo:rsid="00c0c0e9" style:font-size-asian="15pt" style:font-size-complex="15pt"/>
    </style:style>
    <style:style style:name="T84" style:family="text">
      <style:text-properties fo:color="#ffffd7" loext:opacity="100%" style:font-name="Abel" fo:font-size="15pt" officeooo:rsid="001ee5cb" style:font-size-asian="15pt" style:font-size-complex="15pt"/>
    </style:style>
    <style:style style:name="T85" style:family="text">
      <style:text-properties fo:color="#ffffd7" loext:opacity="100%" style:font-name="Abel" fo:font-size="15pt" officeooo:rsid="00dae164" style:font-size-asian="15pt" style:font-size-complex="15pt"/>
    </style:style>
    <style:style style:name="T86" style:family="text">
      <style:text-properties fo:color="#ffffd7" loext:opacity="100%" style:font-name="Abel" fo:font-size="15pt" officeooo:rsid="00b4e544" style:font-size-asian="15pt" style:font-size-complex="15pt"/>
    </style:style>
    <style:style style:name="T87" style:family="text">
      <style:text-properties fo:color="#ffffd7" loext:opacity="100%" style:font-name="Abel" fo:font-size="15pt" officeooo:rsid="00d526d8" style:font-size-asian="15pt" style:font-size-complex="15pt"/>
    </style:style>
    <style:style style:name="T88" style:family="text">
      <style:text-properties fo:color="#ffffd7" loext:opacity="100%" style:font-name="Abel" fo:font-size="15pt" officeooo:rsid="003a6b41" style:font-size-asian="15pt" style:font-size-complex="15pt"/>
    </style:style>
    <style:style style:name="T89" style:family="text">
      <style:text-properties fo:color="#ffffd7" loext:opacity="100%" fo:font-size="15pt" style:font-size-asian="15pt" style:font-size-complex="15pt"/>
    </style:style>
    <style:style style:name="T90" style:family="text">
      <style:text-properties fo:color="#ffffd7" loext:opacity="100%" fo:font-size="15pt" officeooo:rsid="00c0c0e9" style:font-size-asian="15pt" style:font-size-complex="15pt"/>
    </style:style>
    <style:style style:name="T91" style:family="text">
      <style:text-properties fo:color="#ffffd7" loext:opacity="100%" fo:font-size="15pt" officeooo:rsid="001ee5cb" style:font-size-asian="15pt" style:font-size-complex="15pt"/>
    </style:style>
    <style:style style:name="T92" style:family="text">
      <style:text-properties fo:color="#ffffd7" loext:opacity="100%" fo:font-size="15pt" officeooo:rsid="00dae164" style:font-size-asian="15pt" style:font-size-complex="15pt"/>
    </style:style>
    <style:style style:name="T93" style:family="text">
      <style:text-properties fo:color="#ffffd7" loext:opacity="100%" fo:font-size="15pt" officeooo:rsid="00b4e544" style:font-size-asian="15pt" style:font-size-complex="15pt"/>
    </style:style>
    <style:style style:name="T94" style:family="text">
      <style:text-properties fo:color="#ffffd7" loext:opacity="100%" fo:font-size="15pt" officeooo:rsid="00d526d8" style:font-size-asian="15pt" style:font-size-complex="15pt"/>
    </style:style>
    <style:style style:name="T95" style:family="text">
      <style:text-properties fo:color="#ffffd7" loext:opacity="100%" fo:font-size="15pt" officeooo:rsid="003a6b41" style:font-size-asian="15pt" style:font-size-complex="15pt"/>
    </style:style>
    <style:style style:name="T96" style:family="text">
      <style:text-properties fo:color="#ffffd7" loext:opacity="100%" style:font-name="Abel" fo:font-size="15pt" style:font-size-asian="15pt" style:font-size-complex="15pt"/>
    </style:style>
    <style:style style:name="T97" style:family="text">
      <style:text-properties fo:color="#ffffd7" loext:opacity="100%" style:font-name="Abel" fo:font-size="15pt" officeooo:rsid="00c0c0e9" style:font-size-asian="15pt" style:font-size-complex="15pt"/>
    </style:style>
    <style:style style:name="T98" style:family="text">
      <style:text-properties fo:color="#ffffd7" loext:opacity="100%" style:font-name="Abel" fo:font-size="15pt" officeooo:rsid="001ee5cb" style:font-size-asian="15pt" style:font-size-complex="15pt"/>
    </style:style>
    <style:style style:name="T99" style:family="text">
      <style:text-properties fo:color="#ffffd7" loext:opacity="100%" style:font-name="Abel" fo:font-size="15pt" officeooo:rsid="00dae164" style:font-size-asian="15pt" style:font-size-complex="15pt"/>
    </style:style>
    <style:style style:name="T100" style:family="text">
      <style:text-properties fo:color="#ffffd7" loext:opacity="100%" style:font-name="Abel" fo:font-size="15pt" officeooo:rsid="00b4e544" style:font-size-asian="15pt" style:font-size-complex="15pt"/>
    </style:style>
    <style:style style:name="T101" style:family="text">
      <style:text-properties fo:color="#ffffd7" loext:opacity="100%" style:font-name="Abel" fo:font-size="15pt" officeooo:rsid="00d526d8" style:font-size-asian="15pt" style:font-size-complex="15pt"/>
    </style:style>
    <style:style style:name="T102" style:family="text">
      <style:text-properties fo:color="#ffffd7" loext:opacity="100%" style:font-name="Abel" fo:font-size="15pt" officeooo:rsid="003a6b41" style:font-size-asian="15pt" style:font-size-complex="15pt"/>
    </style:style>
    <style:style style:name="T103" style:family="text">
      <style:text-properties officeooo:rsid="003a6b41"/>
    </style:style>
    <style:style style:name="T104" style:family="text">
      <style:text-properties officeooo:rsid="00de85c7"/>
    </style:style>
    <style:style style:name="T105" style:family="text">
      <style:text-properties fo:font-size="13pt" style:font-size-asian="13pt" style:font-size-complex="13pt"/>
    </style:style>
    <style:style style:name="T106" style:family="text">
      <style:text-properties style:font-name="Abel" fo:font-size="13pt" style:font-size-asian="13pt" style:font-size-complex="13pt"/>
    </style:style>
    <style:style style:name="T107" style:family="text">
      <style:text-properties officeooo:rsid="00e10142"/>
    </style:style>
    <style:style style:name="T108" style:family="text">
      <style:text-properties officeooo:rsid="00e32d0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1c1c1c" draw:fill="solid" draw:fill-color="#1a1c1f" draw:textarea-horizontal-align="justify" draw:textarea-vertical-align="middle" draw:auto-grow-height="false" fo:min-height="6.699cm" fo:min-width="21.003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draw:custom-shape text:anchor-type="paragraph" draw:z-index="0" draw:name="Shape 1" draw:style-name="gr1" draw:text-style-name="P51" svg:width="21.003cm" svg:height="6.7cm" svg:x="-9.708cm" svg:y="-2cm"><text:p/><draw:enhanced-geometry svg:viewBox="0 0 21600 21600" draw:mirror-vertical="true" draw:type="rectangle" draw:enhanced-path="M 0 0 L 21600 0 21600 21600 0 21600 0 0 Z N"/></draw:custom-shape><text:span text:style-name="T1">EWANRETOR GIWA-OKUGBE</text:span></text:p>
      <text:p text:style-name="P43"><text:span text:style-name="T81">Software</text:span> Engineer</text:p>
      <text:p text:style-name="P2"><text:a xlink:type="simple" xlink:href="tel:+2349018799102" text:style-name="Internet_20_link" text:visited-style-name="Visited_20_Internet_20_Link"><text:span text:style-name="T83">+2</text:span><text:span text:style-name="T84">349018799102</text:span></text:a><text:span text:style-name="T84">, <text:s/></text:span><text:a xlink:type="simple" xlink:href="mailto:ewanretorokugbe@gmail.com" text:style-name="Internet_20_link" text:visited-style-name="Visited_20_Internet_20_Link"><text:span text:style-name="T82">ewanretorokugbe@gmail.com</text:span></text:a><text:span text:style-name="T84">, </text:span><text:a xlink:type="simple" xlink:href="mailto:lordewan@0xzero.org" text:style-name="Internet_20_link" text:visited-style-name="Visited_20_Internet_20_Link"><text:span text:style-name="T82">lordewan@</text:span><text:span text:style-name="T85">0xzero</text:span><text:span text:style-name="T82">.</text:span><text:span text:style-name="T85">org</text:span></text:a><text:span text:style-name="T86">,</text:span><text:span text:style-name="T84"> <text:s/></text:span><text:a xlink:type="simple" xlink:href="https://linkedin.com/in/ewanretorokugbe" text:style-name="Internet_20_link" text:visited-style-name="Visited_20_Internet_20_Link"><text:span text:style-name="T87">linkedin.com/in/ewanretorokugbe</text:span></text:a><text:span text:style-name="T84">, <text:s/></text:span><text:a xlink:type="simple" xlink:href="https://github.com/lordewans" text:style-name="Internet_20_link" text:visited-style-name="Visited_20_Internet_20_Link"><text:span text:style-name="T82">github.com/lordewans</text:span></text:a><text:span text:style-name="T88">.</text:span></text:p>
      <text:p text:style-name="P44"><text:span text:style-name="T80">Nigeria, </text:span><text:span text:style-name="T103">G</text:span>MT+1.</text:p>
      <text:p text:style-name="P45"/>
      <text:p text:style-name="P45"/>
      <text:p text:style-name="P46"/>
      <text:p text:style-name="P14">Software engineer dedicated to delivering high performant, well structured server side infrastructures to power scalable applications, using <text:span text:style-name="T64">Typescript </text:span><text:span text:style-name="T79">and </text:span><text:span text:style-name="T36">Go(lang), </text:span><text:span text:style-name="T78">applying</text:span><text:span text:style-name="T36"> </text:span><text:span text:style-name="T78">a plethora of efficient, powerful and modern </text:span><text:span text:style-name="T79">technologies</text:span>.</text:p>
      <text:p text:style-name="P18"/>
      <text:p text:style-name="P19">EXPERIENCE</text:p>
      <text:p text:style-name="P3"><text:a xlink:type="simple" xlink:href="http://thena.fi/" text:style-name="Internet_20_link" text:visited-style-name="Visited_20_Internet_20_Link"><text:span text:style-name="T41">ThenaFi</text:span></text:a><text:span text:style-name="T65"> – Backend Developer</text:span></text:p>
      <text:p text:style-name="P23">02/2024 – 03/2024, Contract</text:p>
      <text:p text:style-name="P25">Skills</text:p>
      <text:p text:style-name="P28">Node, Express, PostgreSQL, Typescript, Drizzle(ORM), Zod, Viem.</text:p>
      <text:p text:style-name="P32"/>
      <text:p text:style-name="P25">Achievements</text:p>
      <text:list text:style-name="L1">
        <text:list-item>
          <text:p text:style-name="P29">Developed and implemented scalable APIs using Node.js and Express to improve data retrieval and processing efficiency by 30%.</text:p>
        </text:list-item>
        <text:list-item>
          <text:p text:style-name="P29">Collaborated with front end developers to integrate server-side logic, ensuring seamless user experience and optimal performance.</text:p>
        </text:list-item>
        <text:list-item>
          <text:p text:style-name="P29">Optimized database queries and indexes in PostgreSQL to enhance application speed and reduce response time by 40%.</text:p>
        </text:list-item>
        <text:list-item>
          <text:p text:style-name="P29">Conducted thorough testing and debugging of server-side code, identifying and resolving issues to maintain high-quality and reliable back end functionality.</text:p>
        </text:list-item>
      </text:list>
      <text:p text:style-name="P30"/>
      <text:p text:style-name="P47"><text:span text:style-name="T50">PROJECTS</text:span></text:p>
      <text:p text:style-name="P41"><text:a xlink:type="simple" xlink:href="https://castquest.lordewan.xyz/" text:style-name="Internet_20_link" text:visited-style-name="Visited_20_Internet_20_Link"><text:span text:style-name="T42">Cast Quest</text:span></text:a><text:span text:style-name="T65"> – Backend Developer</text:span></text:p>
      <text:p text:style-name="P24">02/2024 – 03/2024, Contract</text:p>
      <text:p text:style-name="P26">Skills</text:p>
      <text:p text:style-name="P31">N<text:span text:style-name="T104">ext (React)</text:span>, <text:span text:style-name="T104">Privy, </text:span><text:span text:style-name="T107">Farcaster,</text:span> PostgreSQL, Typescript, <text:span text:style-name="T108">Tailwind,</text:span> Drizzle(ORM), Zod, Viem.</text:p>
      <text:p text:style-name="P33"/>
      <text:p text:style-name="P27">Features</text:p>
      <text:list text:continue-numbering="true" text:style-name="L1">
        <text:list-item>
          <text:p text:style-name="P35">Farcaster sign in</text:p>
        </text:list-item>
        <text:list-item>
          <text:p text:style-name="P35">Warpcast challenges</text:p>
        </text:list-item>
        <text:list-item>
          <text:p text:style-name="P35">IRL challenges</text:p>
        </text:list-item>
        <text:list-item>
          <text:p text:style-name="P35">Wagered challenges</text:p>
        </text:list-item>
      </text:list>
      <text:p text:style-name="P50"><text:span text:style-name="T54"/></text:p>
      <text:p text:style-name="P22"><text:soft-page-break/>SKILLS (FUNCTIONAL)</text:p>
      <text:list text:style-name="L2">
        <text:list-item>
          <text:p text:style-name="P36"><text:span text:style-name="T19">Programming –</text:span><text:span text:style-name="T20"> </text:span><text:span text:style-name="T36">Go, </text:span><text:span text:style-name="T20">Typescript, </text:span><text:span text:style-name="T63">ES6,</text:span><text:span text:style-name="T20"> Solidity, Bash, </text:span><text:span text:style-name="T80">Circom</text:span><text:span text:style-name="T20">.</text:span></text:p>
        </text:list-item>
        <text:list-item>
          <text:p text:style-name="P37">Technologies –<text:span text:style-name="T21"> Nuxt, </text:span><text:span text:style-name="T27">Next, </text:span><text:span text:style-name="T29">Node, Express,</text:span><text:span text:style-name="T21"> MongoDB, </text:span><text:span text:style-name="T27">PostgreSQL, </text:span><text:span text:style-name="T28">Supabase,</text:span><text:span text:style-name="T21"> GraphQL, </text:span><text:span text:style-name="T29">Viem</text:span><text:span text:style-name="T21">, </text:span><text:span text:style-name="T22">RabbitMQ</text:span><text:span text:style-name="T26">,</text:span><text:span text:style-name="T21"> Docker, Tailwind </text:span><text:span text:style-name="T33">(S</text:span><text:span text:style-name="T34">C</text:span><text:span text:style-name="T33">SS), </text:span><text:span text:style-name="T35">Privy</text:span><text:span text:style-name="T21">.</text:span></text:p>
        </text:list-item>
        <text:list-item>
          <text:p text:style-name="P38">Tools – <text:span text:style-name="T27">Drizzle, G</text:span><text:span text:style-name="T21">itHub, Linux, </text:span><text:span text:style-name="T31">Hardhat</text:span><text:span text:style-name="T21">, Yarn, </text:span><text:span text:style-name="T23">Bun,</text:span><text:span text:style-name="T21"> </text:span><text:span text:style-name="T24">Git, </text:span><text:span text:style-name="T25">GitHub Actions, </text:span><text:span text:style-name="T30">Subgraphs</text:span><text:span text:style-name="T21">.</text:span></text:p>
        </text:list-item>
        <text:list-item>
          <text:p text:style-name="P38">Misc – <text:span text:style-name="T21">English, German (Deustch), </text:span><text:span text:style-name="T32">Technical Documentation</text:span><text:span text:style-name="T21">.</text:span></text:p>
        </text:list-item>
      </text:list>
      <text:p text:style-name="P13"/>
      <text:p text:style-name="P48">VOLUNTARY CONTRIBUTIONS</text:p>
      <text:p text:style-name="P41"><text:a xlink:type="simple" xlink:href="https://valuesdao.io/" text:style-name="Internet_20_link" text:visited-style-name="Visited_20_Internet_20_Link"><text:span text:style-name="T69">Values DAO</text:span></text:a><text:span text:style-name="T66"> </text:span><text:span text:style-name="T37">– </text:span><text:span text:style-name="T39">Contributor</text:span></text:p>
      <text:p text:style-name="P49"><text:span text:style-name="T47">0</text:span><text:span text:style-name="T48">8</text:span><text:span text:style-name="T46">/2024 – </text:span><text:span text:style-name="T48">Present, Part-Time</text:span></text:p>
      <text:p text:style-name="P16"/>
      <text:p text:style-name="P41"><text:a xlink:type="simple" xlink:href="http://joba.network/" text:style-name="Internet_20_link" text:visited-style-name="Visited_20_Internet_20_Link"><text:span text:style-name="T68">Joba Network</text:span></text:a><text:span text:style-name="T66"> </text:span><text:span text:style-name="T37">– </text:span><text:span text:style-name="T38">Ambassador</text:span></text:p>
      <text:p text:style-name="P49"><text:span text:style-name="T47">0</text:span><text:span text:style-name="T46">4-2024 – Present, </text:span><text:span text:style-name="T49">Volunteer</text:span></text:p>
      <text:p text:style-name="P49"><text:span text:style-name="T49"/></text:p>
      <text:p text:style-name="P20">EXTRA-CURRICULAR</text:p>
      <text:p text:style-name="P34"><text:span text:style-name="T17">Open Source Contribut</text:span><text:span text:style-name="T63">or</text:span>, <text:span text:style-name="T4">Google Developer Groups </text:span><text:span text:style-name="T63">Member, </text:span><text:span text:style-name="T81">Chess Player, Farcaster Builders International Member</text:span></text:p>
      <text:p text:style-name="P17"/>
      <text:p text:style-name="P21">REFEREE / MENTOR</text:p>
      <text:p text:style-name="P39">P<text:span text:style-name="T2">HILIP OKUGBE </text:span><text:span text:style-name="T3">(Affiliated)</text:span></text:p>
      <text:p text:style-name="P1"><text:span text:style-name="T18">+447771952579, </text:span><text:span text:style-name="T5"><text:s/></text:span><text:span text:style-name="T11">philip@</text:span><text:span text:style-name="T12">neuronlabs.co.uk,</text:span><text:span text:style-name="T11"> </text:span><text:span text:style-name="T6"><text:s/></text:span><text:a xlink:type="simple" xlink:href="http://neuronlabs.co.uk/" text:style-name="Internet_20_link" text:visited-style-name="Visited_20_Internet_20_Link"><text:span text:style-name="T11">Neuron Labs LTD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el" svg:font-family="Abel" style:font-pitch="variable"/>
    <style:font-face style:name="Abel Pro" svg:font-family="'Abel Pro'" style:font-family-generic="modern" style:font-pitch="variable"/>
    <style:font-face style:name="Agency FB" svg:font-family="'Agency FB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5T12:31:50.992375520</meta:creation-date>
    <dc:date>2024-09-16T14:41:43.470000000</dc:date>
    <meta:editing-duration>P3DT10H43M3S</meta:editing-duration>
    <meta:editing-cycles>155</meta:editing-cycles>
    <meta:generator>LibreOffice/24.2.1.2$Windows_X86_64 LibreOffice_project/db4def46b0453cc22e2d0305797cf981b68ef5ac</meta:generator>
    <meta:print-date>2024-08-12T20:44:22.375000000</meta:print-date>
    <meta:printed-by>PDF files</meta:printed-by>
    <meta:document-statistic meta:table-count="0" meta:image-count="0" meta:object-count="0" meta:page-count="2" meta:paragraph-count="40" meta:word-count="248" meta:character-count="2025" meta:non-whitespace-character-count="1812"/>
  </office:meta>
</office:document-meta>
</file>